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62a0"/>
    </style:style>
    <style:style style:name="P2" style:family="paragraph" style:parent-style-name="Standard">
      <style:text-properties officeooo:rsid="002470f7" officeooo:paragraph-rsid="002470f7"/>
    </style:style>
    <style:style style:name="P3" style:family="paragraph" style:parent-style-name="Standard">
      <style:text-properties officeooo:paragraph-rsid="002470f7"/>
    </style:style>
    <style:style style:name="P4" style:family="paragraph" style:parent-style-name="Standard">
      <style:text-properties officeooo:rsid="00255ac0" officeooo:paragraph-rsid="00255ac0"/>
    </style:style>
    <style:style style:name="P5" style:family="paragraph" style:parent-style-name="Standard">
      <style:text-properties officeooo:rsid="0025771c" officeooo:paragraph-rsid="0025771c"/>
    </style:style>
    <style:style style:name="P6" style:family="paragraph" style:parent-style-name="Standard">
      <style:text-properties officeooo:rsid="00268c2e" officeooo:paragraph-rsid="00268c2e"/>
    </style:style>
    <style:style style:name="P7" style:family="paragraph" style:parent-style-name="Standard">
      <style:text-properties officeooo:paragraph-rsid="002470f7"/>
    </style:style>
    <style:style style:name="P8" style:family="paragraph" style:parent-style-name="Standard">
      <style:text-properties officeooo:rsid="0027c5da" officeooo:paragraph-rsid="0027c5da"/>
    </style:style>
    <style:style style:name="P9" style:family="paragraph" style:parent-style-name="Standard">
      <style:text-properties officeooo:rsid="00284e95" officeooo:paragraph-rsid="00284e95"/>
    </style:style>
    <style:style style:name="P10" style:family="paragraph" style:parent-style-name="Standard">
      <style:text-properties officeooo:rsid="0028a30f" officeooo:paragraph-rsid="0028a30f"/>
    </style:style>
    <style:style style:name="P11" style:family="paragraph" style:parent-style-name="Standard">
      <style:text-properties officeooo:rsid="00291d7a" officeooo:paragraph-rsid="0028a30f"/>
    </style:style>
    <style:style style:name="P12" style:family="paragraph" style:parent-style-name="Standard">
      <style:text-properties officeooo:rsid="00291d7a" officeooo:paragraph-rsid="00291d7a"/>
    </style:style>
    <style:style style:name="P13" style:family="paragraph" style:parent-style-name="Standard">
      <style:text-properties officeooo:rsid="002bed31" officeooo:paragraph-rsid="002bed31"/>
    </style:style>
    <style:style style:name="P14" style:family="paragraph" style:parent-style-name="Standard">
      <style:text-properties officeooo:rsid="002d4317" officeooo:paragraph-rsid="002d4317"/>
    </style:style>
    <style:style style:name="P15" style:family="paragraph" style:parent-style-name="Standard">
      <style:text-properties officeooo:rsid="002470f7" officeooo:paragraph-rsid="002470f7"/>
    </style:style>
    <style:style style:name="P16" style:family="paragraph" style:parent-style-name="Standard">
      <style:text-properties officeooo:rsid="002dc0e8" officeooo:paragraph-rsid="002dc0e8"/>
    </style:style>
    <style:style style:name="P17" style:family="paragraph" style:parent-style-name="Standard">
      <style:text-properties officeooo:rsid="002fc0ba" officeooo:paragraph-rsid="002fc0ba"/>
    </style:style>
    <style:style style:name="P18" style:family="paragraph" style:parent-style-name="Standard">
      <style:text-properties officeooo:rsid="00302aa3" officeooo:paragraph-rsid="00302aa3"/>
    </style:style>
    <style:style style:name="P19" style:family="paragraph" style:parent-style-name="Standard">
      <style:text-properties officeooo:rsid="0031f2a1" officeooo:paragraph-rsid="0031f2a1"/>
    </style:style>
    <style:style style:name="P20" style:family="paragraph" style:parent-style-name="Standard">
      <style:text-properties officeooo:rsid="0035cc27" officeooo:paragraph-rsid="0035cc27"/>
    </style:style>
    <style:style style:name="P21" style:family="paragraph" style:parent-style-name="Standard">
      <style:text-properties officeooo:rsid="003701ca" officeooo:paragraph-rsid="003701ca"/>
    </style:style>
    <style:style style:name="T1" style:family="text">
      <style:text-properties officeooo:rsid="001f62a0"/>
    </style:style>
    <style:style style:name="T2" style:family="text">
      <style:text-properties officeooo:rsid="002d4317"/>
    </style:style>
    <style:style style:name="T3" style:family="text">
      <style:text-properties officeooo:rsid="00344b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</text:p>
      <text:p text:style-name="P1"/>
      <text:p text:style-name="P3">select <text:span text:style-name="T1">date_part</text:span>(<text:span text:style-name="T1">'month',</text:span> ord.Date_o<text:span text:style-name="T1">f</text:span>_order) as month,<text:line-break/>ord_data.Book_ID, sum(ord_data.Qty_ord) as qty_ord,<text:line-break/>sum(ord_data.Qty_out) as qty_out,<text:line-break/>sum(case when ord.Sum_RUR = ord.Pmnt_RUR then 1 else 0 end) as sold<text:line-break/>from Orders as ord<text:line-break/>left join Orders_data as ord_data<text:line-break/>on ord.ndoc = ord_data.ndoc<text:line-break/>group by <text:span text:style-name="T1">date_part('month'</text:span>, ord.Date_o<text:span text:style-name="T1">f</text:span>_order), ord_data.Book_ID<text:line-break/>order by <text:span text:style-name="T1">date_part('month',</text:span> ord.Date_o<text:span text:style-name="T1">f</text:span>_order);</text:p>
      <text:p text:style-name="P3"/>
      <text:p text:style-name="P8">2.</text:p>
      <text:p text:style-name="P8"/>
      <text:p text:style-name="P8">select Books.Section_ID, AVG(Orders_data.Price_RUR *Orders_data.Qty_ord) from Orders_data </text:p>
      <text:p text:style-name="P8">left join Books on Books.Book_ID = Orders_data.Book_ID </text:p>
      <text:p text:style-name="P8">left join Orders on Orders.ndoc = Orders_data.ndoc </text:p>
      <text:p text:style-name="P8">where Orders.Date_of_Order &gt;= current_date - interval '1 month' and </text:p>
      <text:p text:style-name="P8">Orders.Date_Of_Order &lt; current_date</text:p>
      <text:p text:style-name="P8">group by Books.Section_ID order by Books.Section_ID asc;</text:p>
      <text:p text:style-name="P8"/>
      <text:p text:style-name="P9">3.</text:p>
      <text:p text:style-name="P9"/>
      <text:p text:style-name="P9">select Authors.Author_ID,</text:p>
      <text:p text:style-name="P9">(select count(*) from</text:p>
      <text:p text:style-name="P9">(Select count(od1.ndoc) from Orders_data as od1 left join Books as b1</text:p>
      <text:p text:style-name="P9">on b1.Book_ID = od1.Book_ID</text:p>
      <text:p text:style-name="P9">group by b1.Author_ID</text:p>
      <text:p text:style-name="P9">having sum(od1.Qty_ord * od1.Price_RUR) &lt;= SUM(od2.Qty_ord * od2.Price_RUR)) t</text:p>
      <text:p text:style-name="P9">) rating</text:p>
      <text:p text:style-name="P9"/>
      <text:p text:style-name="P9">from Books as b2 left join Orders_data as od2 on B2.Book_ID = od2.book_ID</text:p>
      <text:p text:style-name="P9">left join Authors on Authors.Author_ID = B2.Author_ID </text:p>
      <text:p text:style-name="P9">group by Authors.Author_ID order by rating desc;</text:p>
      <text:p text:style-name="P9"/>
      <text:p text:style-name="P9"/>
      <text:p text:style-name="P5">4.</text:p>
      <text:p text:style-name="P5"/>
      <text:p text:style-name="P5">select c.customer, sum(Pmnt_RUR) as Оборот from customers as c left join orders as o on c.cust_id = o.cust_id group by c.cust_id;</text:p>
      <text:p text:style-name="P3"/>
      <text:p text:style-name="P4">5.</text:p>
      <text:p text:style-name="P6">\\непрвильно: исправить, чтобы время считалось автомтически, т. е. Чтобы в where стоял интервал от сегодняшнего дня до дня месяц назад, и чтобы оббрабатывались нули, т. е. В where …. or is null ...</text:p>
      <text:p text:style-name="P4">select book_id from stock except select ord_data.book_id from orders left join orders_data as ord_data on orders.ndoc = ord_data.ndoc where orders.Date_of_order &gt;= '20171001';</text:p>
      <text:p text:style-name="P2"/>
      <text:p text:style-name="P14">6.</text:p>
      <text:p text:style-name="P2"/>
      <text:p text:style-name="P14">select b.book from books as b left join stock as s </text:p>
      <text:p text:style-name="P14">on b.book_id = s.book_id left join orders_data as od</text:p>
      <text:p text:style-name="P14"><text:soft-page-break/>on od.book_id = b.book_id left join orders as o</text:p>
      <text:p text:style-name="P14">on o.ndoc = od.ndoc</text:p>
      <text:p text:style-name="P14">where (s.Qty_in_stock - s.Qty_rsrv) &gt; 0 and not exists (select</text:p>
      <text:p text:style-name="P14">o2.date_of_order from orders as o2 where o2.date_of_order &lt;= '20171001'</text:p>
      <text:p text:style-name="P14">and o2.ndoc = o.ndoc)</text:p>
      <text:p text:style-name="P2"/>
      <text:p text:style-name="P14">7.</text:p>
      <text:p text:style-name="P10"/>
      <text:p text:style-name="P10">select c.customer, b.book from customers as c left join orders as o on</text:p>
      <text:p text:style-name="P10">c.cust_id = o.cust_id left join orders_data as od on od.ndoc = o.ndoc</text:p>
      <text:p text:style-name="P10">left join stock as s on s.book_id = od.book_id left join books as b</text:p>
      <text:p text:style-name="P10">on b.book_id = od.book_id</text:p>
      <text:p text:style-name="P10">where (s.Qty_in_stock - s.Qty_rsrv) &gt; 0 and o.date_of_order &lt;= '20171001'</text:p>
      <text:p text:style-name="P10">and not exists (select o2.ndoc from orders as o2 where</text:p>
      <text:p text:style-name="P10">o2.date_of_order &gt; '20171001' and o2.cust_id = o.cust_id)</text:p>
      <text:p text:style-name="P11"/>
      <text:p text:style-name="P13">8.</text:p>
      <text:p text:style-name="P13">9.</text:p>
      <text:p text:style-name="P13"/>
      <text:p text:style-name="P13">select c.customer,</text:p>
      <text:p text:style-name="P13">(select sum(od2.Qty_out * od2.Price_RUR) from Orders_data as od2</text:p>
      <text:p text:style-name="P13">left join Orders as o2 on o2.ndoc = od2.ndoc</text:p>
      <text:p text:style-name="P13">where od2.ndoc = od.ndoc and o2.cust_id = o.cust_id</text:p>
      <text:p text:style-name="P13">group by o2.Pmnt_RUR</text:p>
      <text:p text:style-name="P13">having o2.Pmnt_RUR = 0</text:p>
      <text:p text:style-name="P13">) taken_but_not_paid,</text:p>
      <text:p text:style-name="P13">(select sum(od2.Qty_ord * od2.Price_RUR) from Orders_data as od2</text:p>
      <text:p text:style-name="P13">left join Orders as o2 on o2.ndoc = od2.ndoc</text:p>
      <text:p text:style-name="P13">where od2.ndoc = od.ndoc and o2.cust_id = o.cust_id and od2.Qty_out = 0</text:p>
      <text:p text:style-name="P13">group by o2.Pmnt_RUR</text:p>
      <text:p text:style-name="P13">having not o2.Pmnt_RUR = 0</text:p>
      <text:p text:style-name="P13">) paid_but_not_taken</text:p>
      <text:p text:style-name="P13"/>
      <text:p text:style-name="P13"/>
      <text:p text:style-name="P13">from customers as c left join orders as o on c.cust_id =</text:p>
      <text:p text:style-name="P13">o.cust_id left join orders_data as od on o.ndoc = od.ndoc</text:p>
      <text:p text:style-name="P13">where (o.Pmnt_RUR = 0 and not od.Qty_out = 0) or</text:p>
      <text:p text:style-name="P13">(not o.Pmnt_RUR = 0 and od.Qty_out = 0)</text:p>
      <text:p text:style-name="P12"/>
      <text:p text:style-name="P12"/>
      <text:p text:style-name="P16">12.</text:p>
      <text:p text:style-name="P16"/>
      <text:p text:style-name="P16">prepare is_affordable(int) as</text:p>
      <text:p text:style-name="P16">select (case when c.balance &gt;= o.sum_rur then 1 else 0 end) from</text:p>
      <text:p text:style-name="P16">customers as c left join orders as o on o.cust_id = c.cust_id</text:p>
      <text:p text:style-name="P16">where o.ndoc = $1;</text:p>
      <text:p text:style-name="P16"/>
      <text:p text:style-name="P16">execute is_affordable(14325903);</text:p>
      <text:p text:style-name="P12"/>
      <text:p text:style-name="P17">1<text:span text:style-name="T3">3</text:span>.</text:p>
      <text:p text:style-name="P17"/>
      <text:p text:style-name="P17">deallocate orde;</text:p>
      <text:p text:style-name="P17"><text:soft-page-break/>prepare orde(int) as</text:p>
      <text:p text:style-name="P17">update stock as s</text:p>
      <text:p text:style-name="P17">set Qty_rsrv = s.Qty_rsrv + od.Qty_ord</text:p>
      <text:p text:style-name="P17">from orders as o left join orders_data as od on o.ndoc = od.ndoc</text:p>
      <text:p text:style-name="P17">where o.ndoc = $1 and s.book_id = od.book_id;</text:p>
      <text:p text:style-name="P17"/>
      <text:p text:style-name="P17">execute orde(14321944);</text:p>
      <text:p text:style-name="P17"/>
      <text:p text:style-name="P18">проверка:</text:p>
      <text:p text:style-name="P18"/>
      <text:p text:style-name="P21">select od.ndoc, od.npos, s.qty_rsrv, s.book_id from stock as s left join orders_data as od on</text:p>
      <text:p text:style-name="P21">od.book_id = s.book_id where od.ndoc = 14321944;</text:p>
      <text:p text:style-name="P17"/>
      <text:p text:style-name="P18">1<text:span text:style-name="T3">4</text:span>.</text:p>
      <text:p text:style-name="P18"/>
      <text:p text:style-name="P19">deallocate take_ordered;</text:p>
      <text:p text:style-name="P19">prepare take_ordered(int) as</text:p>
      <text:p text:style-name="P19">update stock as s</text:p>
      <text:p text:style-name="P19">set </text:p>
      <text:p text:style-name="P19"><text:tab/>Qty_in_stock = s.Qty_in_stock - od.Qty_ord,</text:p>
      <text:p text:style-name="P19"><text:tab/>Qty_rsrv = s.Qty_rsrv - od.Qty_ord</text:p>
      <text:p text:style-name="P19">from orders_data as od</text:p>
      <text:p text:style-name="P19">where od.ndoc = $1 and od.book_id = s.book_id;</text:p>
      <text:p text:style-name="P19"/>
      <text:p text:style-name="P19">execute take_ordered(14321944);</text:p>
      <text:p text:style-name="P19"/>
      <text:p text:style-name="P20">15.</text:p>
      <text:p text:style-name="P20"/>
      <text:p text:style-name="P20">update stock as s</text:p>
      <text:p text:style-name="P20">set</text:p>
      <text:p text:style-name="P20"><text:tab/>Qty_in_stock = s.Qty_in_stock + s.Qty_rsrv,</text:p>
      <text:p text:style-name="P20"><text:tab/>Qty_rsrv = 0</text:p>
      <text:p text:style-name="P20">from orders as o left join Orders_data as od on o.ndoc = od.ndoc</text:p>
      <text:p text:style-name="P20">where </text:p>
      <text:p text:style-name="P20"><text:tab/>s.Book_id = od.book_id and o.Pmnt_RUR = 0 and</text:p>
      <text:p text:style-name="P20"><text:tab/>date_trunc('hour', o.date_of_order) = </text:p>
      <text:p text:style-name="P20"><text:tab/>date_trunc('hour', current_date - interval '1 day') and </text:p>
      <text:p text:style-name="P20"><text:tab/>od.Qty_out =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20:53:58.450848528</meta:creation-date>
    <dc:date>2017-12-01T22:52:51.888854454</dc:date>
    <meta:editing-duration>PT15H20M15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3" meta:paragraph-count="98" meta:word-count="652" meta:character-count="4267" meta:non-whitespace-character-count="3695"/>
  </office:meta>
</office:document-meta>
</file>